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Aptos EmbeddedFont', 'Aptos MSFontService', Calibri, Helvetica, sans-serif"/>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Cabin" svg:font-family="Cabin, sans-serif"/>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FreeSerif" svg:font-family="FreeSerif" style:font-family-generic="roman" style:font-pitch="variable"/>
    <style:font-face style:name="FreeSerif1" svg:font-family="FreeSerif" style:font-adornments="Bold" style:font-family-generic="roman" style:font-pitch="variable"/>
    <style:font-face style:name="FreeSerif2" svg:font-family="FreeSerif" style:font-adornments="Regular" style:font-family-generic="roman"/>
    <style:font-face style:name="FreeSerif3" svg:font-family="FreeSerif" style:font-adornments="Regula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apple-system" svg:font-family="apple-system, BlinkMacSystemFont, 'Segoe UI', Roboto, 'Helvetica Neue', Arial, 'Noto Sans', sans-serif, 'Apple Color Emoji', 'Segoe UI Emoji', 'Segoe UI Symbol', 'Noto Color Emoji'"/>
    <style:font-face style:name="freesans" svg:font-family="freesans" style:font-family-generic="swiss"/>
    <style:font-face style:name="freeserif" svg:font-family="freeserif" style:font-family-generic="roman"/>
  </office:font-face-decls>
  <office:automatic-styles>
    <style:style style:name="P1" style:family="paragraph" style:parent-style-name="Footer">
      <style:paragraph-properties fo:text-align="center" style:justify-single-word="false"/>
      <style:text-properties fo:language="sv" fo:country="SE"/>
    </style:style>
    <style:style style:name="P2" style:family="paragraph" style:parent-style-name="Footer">
      <style:paragraph-properties fo:text-align="center" style:justify-single-word="false"/>
      <style:text-properties fo:language="sv" fo:country="SE" officeooo:rsid="0012190e" officeooo:paragraph-rsid="0012190e"/>
    </style:style>
    <style:style style:name="P3" style:family="paragraph" style:parent-style-name="Footer">
      <style:text-properties fo:language="sv" fo:country="SE"/>
    </style:style>
    <style:style style:name="P4" style:family="paragraph" style:parent-style-name="Header">
      <style:paragraph-properties>
        <style:tab-stops>
          <style:tab-stop style:position="5.3535in" style:type="right"/>
        </style:tab-stops>
      </style:paragraph-properties>
      <style:text-properties fo:language="sv" fo:country="SE"/>
    </style:style>
    <style:style style:name="P5" style:family="paragraph" style:parent-style-name="Header">
      <style:paragraph-properties>
        <style:tab-stops>
          <style:tab-stop style:position="5.3535in" style:type="right"/>
        </style:tab-stops>
      </style:paragraph-properties>
      <style:text-properties fo:language="sv" fo:country="SE" officeooo:paragraph-rsid="002316bc"/>
    </style:style>
    <style:style style:name="P6"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text-properties fo:language="sv" fo:country="SE"/>
    </style:style>
    <style:style style:name="P7"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text-properties fo:language="sv" fo:country="SE" officeooo:paragraph-rsid="002316bc"/>
    </style:style>
    <style:style style:name="P8"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text-properties fo:language="sv" fo:country="SE"/>
    </style:style>
    <style:style style:name="P9"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text-properties fo:language="sv" fo:country="SE" officeooo:paragraph-rsid="00395aa1"/>
    </style:style>
    <style:style style:name="P10" style:family="paragraph" style:parent-style-name="Heading_20_1" style:master-page-name="First_20_Page">
      <style:paragraph-properties style:page-number="auto"/>
      <style:text-properties fo:language="sv" fo:country="SE"/>
    </style:style>
    <style:style style:name="P11" style:family="paragraph" style:parent-style-name="Heading_20_1">
      <style:paragraph-properties fo:break-before="page"/>
    </style:style>
    <style:style style:name="P12" style:family="paragraph" style:parent-style-name="Heading_20_2">
      <style:text-properties fo:language="sv" fo:country="SE"/>
    </style:style>
    <style:style style:name="P13" style:family="paragraph" style:parent-style-name="Heading_20_2">
      <style:text-properties fo:language="sv" fo:country="SE" officeooo:rsid="002fecb7" officeooo:paragraph-rsid="002fecb7"/>
    </style:style>
    <style:style style:name="P14" style:family="paragraph" style:parent-style-name="Heading_20_3">
      <style:text-properties fo:language="sv" fo:country="SE" officeooo:paragraph-rsid="002fecb7"/>
    </style:style>
    <style:style style:name="P15" style:family="paragraph" style:parent-style-name="Text_20_body" style:list-style-name="">
      <style:text-properties officeooo:paragraph-rsid="0026d513"/>
    </style:style>
    <style:style style:name="P16" style:family="paragraph" style:parent-style-name="Text_20_body" style:list-style-name="L6">
      <style:paragraph-properties fo:text-align="start" style:justify-single-word="false"/>
      <style:text-properties officeooo:rsid="0023b1e0" officeooo:paragraph-rsid="002ecf35"/>
    </style:style>
    <style:style style:name="P17" style:family="paragraph" style:parent-style-name="Text_20_body" style:list-style-name="L6">
      <style:paragraph-properties fo:text-align="start" style:justify-single-word="false"/>
      <style:text-properties officeooo:rsid="0023b1e0" officeooo:paragraph-rsid="0023b1e0"/>
    </style:style>
    <style:style style:name="P18" style:family="paragraph" style:parent-style-name="Text_20_body" style:list-style-name="">
      <style:text-properties fo:language="sv" fo:country="SE" officeooo:rsid="0026d513" officeooo:paragraph-rsid="0026d513"/>
    </style:style>
    <style:style style:name="P19" style:family="paragraph" style:parent-style-name="Text_20_body">
      <style:text-properties fo:language="sv" fo:country="SE" officeooo:rsid="002740a0" officeooo:paragraph-rsid="002740a0"/>
    </style:style>
    <style:style style:name="P20" style:family="paragraph" style:parent-style-name="Text_20_body">
      <style:text-properties officeooo:rsid="0027b696" officeooo:paragraph-rsid="0027b696"/>
    </style:style>
    <style:style style:name="P21" style:family="paragraph" style:parent-style-name="Text_20_body">
      <style:text-properties style:font-name="freesans" fo:font-weight="bold" officeooo:paragraph-rsid="00299d4a" style:font-weight-asian="bold" style:font-weight-complex="bold"/>
    </style:style>
    <style:style style:name="P22" style:family="paragraph" style:parent-style-name="Text_20_body">
      <style:paragraph-properties fo:text-align="justify" style:justify-single-word="false" style:shadow="none"/>
      <style:text-properties style:font-name="freesans" fo:language="sv" fo:country="SE" fo:font-weight="bold" officeooo:paragraph-rsid="00299d4a" style:font-weight-asian="bold" style:font-weight-complex="bold"/>
    </style:style>
    <style:style style:name="P23" style:family="paragraph" style:parent-style-name="Text_20_body" style:list-style-name="L5"/>
    <style:style style:name="P24" style:family="paragraph" style:parent-style-name="Text_20_body">
      <style:text-properties officeooo:paragraph-rsid="002740a0"/>
    </style:style>
    <style:style style:name="P25" style:family="paragraph" style:parent-style-name="Text_20_body">
      <style:paragraph-properties fo:text-align="justify" style:justify-single-word="false" style:shadow="none"/>
      <style:text-properties style:font-name="freeserif" fo:language="sv" fo:country="SE" fo:font-weight="normal" officeooo:rsid="002a865c" officeooo:paragraph-rsid="002a865c" style:font-weight-asian="normal" style:font-weight-complex="normal"/>
    </style:style>
    <style:style style:name="P26" style:family="paragraph" style:parent-style-name="Text_20_body">
      <style:text-properties officeooo:rsid="00334968" officeooo:paragraph-rsid="00334968"/>
    </style:style>
    <style:style style:name="T1" style:family="text">
      <style:text-properties officeooo:rsid="001b9ac5"/>
    </style:style>
    <style:style style:name="T2" style:family="text">
      <style:text-properties fo:font-weight="normal" style:font-weight-asian="normal" style:font-weight-complex="normal"/>
    </style:style>
    <style:style style:name="T3" style:family="text">
      <style:text-properties officeooo:rsid="002316bc"/>
    </style:style>
    <style:style style:name="T4" style:family="text">
      <style:text-properties fo:font-variant="normal" fo:text-transform="none" fo:color="#000000" loext:opacity="84%" style:font-name="Cabin" fo:font-size="12pt" fo:letter-spacing="normal" fo:font-style="normal" fo:font-weight="normal"/>
    </style:style>
    <style:style style:name="T5" style:family="text">
      <style:text-properties fo:font-variant="normal" fo:text-transform="none" fo:color="#000000" loext:opacity="84%" style:font-name="Cabin" fo:font-size="12pt" fo:letter-spacing="normal" fo:font-style="normal" fo:font-weight="normal" officeooo:rsid="002a865c"/>
    </style:style>
    <style:style style:name="T6" style:family="text">
      <style:text-properties fo:font-variant="normal" fo:text-transform="none" fo:color="#000000" loext:opacity="84%" style:font-name="freeserif" fo:font-size="12pt" fo:letter-spacing="normal" fo:font-style="normal" fo:font-weight="normal"/>
    </style:style>
    <style:style style:name="T7" style:family="text">
      <style:text-properties fo:language="sv" fo:country="SE"/>
    </style:style>
    <style:style style:name="T8" style:family="text">
      <style:text-properties fo:language="sv" fo:country="SE" officeooo:rsid="002740a0"/>
    </style:style>
    <style:style style:name="T9" style:family="text">
      <style:text-properties fo:language="sv" fo:country="SE" officeooo:rsid="002ecf35"/>
    </style:style>
    <style:style style:name="T10" style:family="text">
      <style:text-properties fo:language="sv" fo:country="SE" officeooo:rsid="0023b1e0"/>
    </style:style>
    <style:style style:name="T11" style:family="text">
      <style:text-properties fo:language="sv" fo:country="SE" officeooo:rsid="002d597d"/>
    </style:style>
    <style:style style:name="T12" style:family="text">
      <style:text-properties officeooo:rsid="002740a0"/>
    </style:style>
    <style:style style:name="T13" style:family="text">
      <style:text-properties officeooo:rsid="0027b696"/>
    </style:style>
    <style:style style:name="T14" style:family="text">
      <style:text-properties officeooo:rsid="0028b932"/>
    </style:style>
    <style:style style:name="T15" style:family="text">
      <style:text-properties officeooo:rsid="002a865c"/>
    </style:style>
    <style:style style:name="T16" style:family="text">
      <style:text-properties officeooo:rsid="002b9d2a"/>
    </style:style>
    <style:style style:name="T17" style:family="text">
      <style:text-properties officeooo:rsid="002d597d"/>
    </style:style>
    <style:style style:name="T18" style:family="text">
      <style:text-properties officeooo:rsid="00316e4f"/>
    </style:style>
    <style:style style:name="T19" style:family="text">
      <style:text-properties officeooo:rsid="0036ed4c"/>
    </style:style>
    <style:style style:name="T20" style:family="text">
      <style:text-properties officeooo:rsid="00395aa1"/>
    </style:style>
    <style:style style:name="T21" style:family="text">
      <style:text-properties officeooo:rsid="0039a095"/>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h text:style-name="P10" text:outline-level="1" text:is-list-header="true"><text:bookmark-start text:name="__RefHeading___Toc1486_3709290493"/>Projektspecifikation<text:bookmark-end text:name="__RefHeading___Toc1486_3709290493"/></text:h>
      <text:h text:style-name="P13" text:outline-level="2" text:is-list-header="true">Företagspresentation</text:h>
      <text:h text:style-name="P18" text:outline-level="1">Examensarbetet kommer utföras på plats hos företaget WebSystem <text:span text:style-name="T12">i form av ett eget projekt enligt tekniker som de använder</text:span>. Företaget är placerat i Örnsköldsvik och är specialicerade på systemutveckling i Drupal. Drupal är ett php-ramverk/CMS som bygger vidare på php-ramverket symfony<text:span text:style-name="T17">[1]</text:span>. Drupal används ofta av större organistationer som ett CMS för data-tunga webbplatser. Drupals användningsområde är väldigt brett och det är i hög grad anpassningsbart. Det har på senare tid ökat i popul<text:span text:style-name="T19">a</text:span>ritet för decoupled-lösningar och som REST-API.</text:h>
      <text:h text:style-name="P13" text:outline-level="2" text:is-list-header="true">Projektförslag</text:h>
      <text:p text:style-name="Text_20_body">En applikation <text:span text:style-name="T18">där</text:span> hyres- <text:span text:style-name="T18">och bostads</text:span>värdar kan lista alla sina objekt ex. hus eller lägenhetshus med alla innehållandes lägenheter. Hyresvärden ska då kunna lägga till namn och epost till boende som är kopplade till lägenheterna. För varje tillsatt bostad ska det faktureras ut vid önskat datum via mail till hyresgäster.</text:p>
      <text:p text:style-name="Text_20_body"><text:span text:style-name="T19">Ytterliggare funktioner kan sedan läggas till efter en prioriteringslista ex. h</text:span>yresgäster <text:span text:style-name="T19">kan</text:span> också registrera konton för att skicka in felanmälningar via formulär till hyresvärden. Hyresvärden får då meddelandet och kan planera in åtgärder samt klarmarkera ärenden.</text:p>
      <text:p text:style-name="P26">Eventuellt ska även underhåll kunna planeras <text:span text:style-name="T19">av hyresvärdarna</text:span>.</text:p>
      <text:h text:style-name="P12" text:outline-level="2" text:is-list-header="true">Problembeskrivning</text:h>
      <text:h text:style-name="P15" text:outline-level="1"><text:span text:style-name="T10">Enligt statistik från SCB så bor cirka 50% av sveriges hushåll i flerbostadshus. Av dessa bor en större del i hyresrätter.[</text:span><text:span text:style-name="T11">2</text:span><text:span text:style-name="T10">] Gemensamt för hyresgästföreningar och bostadsrätter är att en avgift betalas in av de som bor i lägerheterna. Båda boendeformererna behöver hantera </text:span><text:span text:style-name="T8">underhåll</text:span><text:span text:style-name="T10"> och felanmälningar även om så i olika utstreckning.</text:span></text:h>
      <text:h text:style-name="P14" text:outline-level="3" text:is-list-header="true">Avgränsning</text:h>
      <text:p text:style-name="P24"><text:span text:style-name="T8">Projektet har en tidsbegränsning på 10 veckor. Av denna tid kommer ett par veckor avläggas på rapportskrivning och sista projektveckan till </text:span><text:soft-page-break/><text:span text:style-name="T8">projektpresentationer. Tid kommer också avläggas till att sätta mig in i systemutveckling med Drupal. <text:s/>För att projektet ska leda till en användbar produkt ska agil systemutveckling användas på ett sådant sätt att en minsta värdes produkt ska publiceras. Denna produkt ska i mån av tid få extra funktionallitet enligt en MOSCOW-prioriteringslista.</text:span></text:p>
      <text:h text:style-name="P12" text:outline-level="2" text:is-list-header="true">Konstruktionsuppgift</text:h>
      <text:p text:style-name="P19"><text:span text:style-name="T13">Även fast uppgiften går att lösa med enbart Drupal så ska projektet lösas som en decoupled lösning med separat frontend. Detta för att få med en större dal av utbildningen. För att lösa uppgiften har i samråd med företaget en metodlista med tekniker som de använder tagits fram.</text:span></text:p>
      <text:h text:style-name="Heading_20_3" text:outline-level="3" text:is-list-header="true">Backend</text:h>
      <text:p text:style-name="P20">Drupal ska användas som backend och kopplas som ett <text:span text:style-name="T16">API</text:span> till lösningens frontend. Drupal ska hantera inloggning, användare, databas-koppling samt lagring och struktur av data. Programmeringsspråket är PHP samt dess egen syntax och grafiska interface.</text:p>
      <text:h text:style-name="Heading_20_3" text:outline-level="3" text:is-list-header="true">Databas</text:h>
      <text:p text:style-name="P20">Drupal använder likt <text:span text:style-name="T14">Wordpress MySQL som databas. Därför kommer MySQL eller MariaDb att användas beroende på webbhost för projektet.</text:span></text:p>
      <text:h text:style-name="Heading_20_3" text:outline-level="3" text:is-list-header="true">Frontend <text:span text:style-name="T14">och styling</text:span></text:h>
      <text:p text:style-name="Text_20_body">Företagets frontend-utvecklare arbetar mycket med Vue och därför kommer frontenden att skapas med Vue. Programmeringspråket som kommer att användas är TypeScript. För styling av webb-applikationen kommer CSS-ramverket Tailwind att användas. <text:span text:style-name="T15">Eftersom att företaget arbetar mot större organisationer ska applikationen följa doslagen:</text:span></text:p>
      <text:list text:style-name="L5">
        <text:list-item>
          <text:p text:style-name="P23">Innehålla en tillgänglighetsredogörelse</text:p>
        </text:list-item>
        <text:list-item>
          <text:p text:style-name="P23"><text:span text:style-name="T4">Följ </text:span><text:span text:style-name="T6">designriktlinjen</text:span><text:span text:style-name="T4"> </text:span><text:span text:style-name="T5">WCAG </text:span><text:span text:style-name="T4">2.1 på nivå AA</text:span></text:p>
        </text:list-item>
      </text:list>
      <text:h text:style-name="P12" text:outline-level="2" text:is-list-header="true"><text:soft-page-break/>Omfattade kurser</text:h>
      <text:p text:style-name="P22">DT057G, Webbutveckling 1</text:p>
      <text:p text:style-name="Text_20_body">Förståelse för HTML och CSS är avgörande för att kunna skapa en frontend i Vue.</text:p>
      <text:p text:style-name="P21">DT084G, Introduction till programmering i JavaScript </text:p>
      <text:p text:style-name="Text_20_body">Även fast Vue-applikationen ska programmeras med TypeScript behövs en god förståelse för JavaScript.</text:p>
      <text:p text:style-name="P22">DT068G, Webbanvändbarhet</text:p>
      <text:p text:style-name="P25">Applikationen ska följa WCAG 2.1 på AA nivå och innehålla en tillgänglighetsredogörelse.</text:p>
      <text:p text:style-name="P22">DT193G, Fullstack-utveckling med ramverk</text:p>
      <text:p text:style-name="P25"><text:span text:style-name="T16">Frontend skapas med </text:span>Vue samt CSS-ramverk<text:span text:style-name="T16">et TailWind</text:span>.</text:p>
      <text:p text:style-name="P22">DT209G, Webbutveckling för Wordpress</text:p>
      <text:p text:style-name="Text_20_body">Kunskaper om PHP kommer behövas. </text:p>
      <text:p text:style-name="P22">IK060G, Projektledning</text:p>
      <text:p text:style-name="Text_20_body">Projektet kommer att utvecklas enligt agila-metoder ”Minimum Value Product” och MOSCOW-prioriteringslista <text:span text:style-name="T21">samt ska projektet skapas enligt en projektplan</text:span>.</text:p>
      <text:p text:style-name="P22">DT003G, Databaser</text:p>
      <text:p text:style-name="Text_20_body">MySQL och relationer kommer att användas.</text:p>
      <text:p text:style-name="P22">Dt207G, Backend-baserad webbutveckling</text:p>
      <text:p text:style-name="Text_20_body"><text:span text:style-name="Strong_20_Emphasis"><text:span text:style-name="T2">En backend med API och authentisering ska skapas.</text:span></text:span></text:p>
      <text:p text:style-name="P22">DT208G, Programmering i TypeScript</text:p>
      <text:p text:style-name="Text_20_body"><text:span text:style-name="Strong_20_Emphasis"><text:span text:style-name="T2">Frontend ska programmeras i TypeScript.</text:span></text:span></text:p>
      <text:h text:style-name="P11" text:outline-level="1" text:is-list-header="true">Källhänvisning</text:h>
      <text:list text:style-name="L6">
        <text:list-item>
          <text:h text:style-name="P16" text:outline-level="1"><text:span text:style-name="T9">Drupal</text:span><text:span text:style-name="T7">, ”</text:span><text:span text:style-name="T9">Why We Use Symfony</text:span><text:span text:style-name="T7">” </text:span><text:a xlink:type="simple" xlink:href="https://www.drupal.org/association/supporters/blog/why-we-use-symfony" text:style-name="Internet_20_link" text:visited-style-name="Visited_20_Internet_20_Link">https://www.drupal.org/association/supporters/blog/why-we-use-symfony</text:a><text:span text:style-name="T7"> <text:s/></text:span><text:span text:style-name="T9">Publicerad</text:span><text:span text:style-name="T7"> 202</text:span><text:span text:style-name="T9">1</text:span><text:span text:style-name="T7">-0</text:span><text:span text:style-name="T9">3</text:span><text:span text:style-name="T7">-</text:span><text:span text:style-name="T9">23</text:span><text:span text:style-name="T7">. Hämtad 2025-03-24.</text:span></text:h>
        </text:list-item>
        <text:list-item>
          <text:h text:style-name="P17" text:outline-level="1"><text:span text:style-name="T7">SCB, ”Boende i Sverige” </text:span><text:a xlink:type="simple" xlink:href="https://www.scb.se/hitta-statistik/sverige-i-siffror/manniskorna-i-sverige/boende-i-sverige/" text:style-name="Internet_20_link" text:visited-style-name="Visited_20_Internet_20_Link">https://www.scb.se/hitta-statistik/sverige-i-siffror/manniskorna-i-sverige/boende-i-sverige/</text:a><text:span text:style-name="T7"> <text:s/>Uppdaterad 2023-07-05. Hämtad 2025-03-24.</text:span></text:h>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Aptos EmbeddedFont', 'Aptos MSFontService', Calibri, Helvetica, sans-serif"/>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Cabin" svg:font-family="Cabin, sans-serif"/>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FreeSerif" svg:font-family="FreeSerif" style:font-family-generic="roman" style:font-pitch="variable"/>
    <style:font-face style:name="FreeSerif1" svg:font-family="FreeSerif" style:font-adornments="Bold" style:font-family-generic="roman" style:font-pitch="variable"/>
    <style:font-face style:name="FreeSerif2" svg:font-family="FreeSerif" style:font-adornments="Regular" style:font-family-generic="roman"/>
    <style:font-face style:name="FreeSerif3" svg:font-family="FreeSerif" style:font-adornments="Regula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apple-system" svg:font-family="apple-system, BlinkMacSystemFont, 'Segoe UI', Roboto, 'Helvetica Neue', Arial, 'Noto Sans', sans-serif, 'Apple Color Emoji', 'Segoe UI Emoji', 'Segoe UI Symbol', 'Noto Color Emoji'"/>
    <style:font-face style:name="freesans" svg:font-family="freesans" style:font-family-generic="swiss"/>
    <style:font-face style:name="freeserif" svg:font-family="freeserif" style:font-family-generic="roman"/>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3" fo:font-family="FreeSerif" style:font-style-name="Regular" style:font-family-generic="roman" style:font-pitch="variable" fo:language="sv" fo:country="S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3" fo:font-family="FreeSerif" style:font-style-name="Regular" style:font-family-generic="roman" style:font-pitch="variable" fo:hyphenate="true" fo:hyphenation-remain-char-count="2" fo:hyphenation-push-char-count="2" loext:hyphenation-no-caps="false" loext:hyphenation-no-last-word="false" loext:hyphenation-word-char-count="no-limit" loext:hyphenation-zone="no-limit"/>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3" fo:font-family="FreeSerif" style:font-style-name="Regular" style:font-family-generic="roman" style:font-pitch="variable"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3"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3"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Body" style:family="paragraph" style:parent-style-name="Standard" style:default-outline-level="">
      <style:paragraph-properties fo:margin-top="0.0398in" fo:margin-bottom="0.1654in"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1"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OLE" style:family="graphic">
      <style:graphic-properties text:anchor-type="paragraph" svg:x="0in" svg:y="0in" style:wrap="non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style:style style:name="Graphics"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5.3535in" style:type="right"/>
        </style:tab-stops>
      </style:paragraph-properties>
      <style:text-properties fo:language="sv" fo:country="SE" officeooo:paragraph-rsid="002316bc"/>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text-properties fo:language="sv" fo:country="SE" officeooo:paragraph-rsid="00395aa1"/>
    </style:style>
    <style:style style:name="MP3" style:family="paragraph" style:parent-style-name="Footer">
      <style:paragraph-properties fo:text-align="center" style:justify-single-word="false"/>
      <style:text-properties fo:language="sv" fo:country="SE" officeooo:rsid="0012190e" officeooo:paragraph-rsid="0012190e"/>
    </style:style>
    <style:style style:name="MP4"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text-properties fo:language="sv" fo:country="SE" officeooo:paragraph-rsid="002316bc"/>
    </style:style>
    <style:style style:name="MP5" style:family="paragraph" style:parent-style-name="Footer">
      <style:text-properties fo:language="sv" fo:country="SE"/>
    </style:style>
    <style:style style:name="MP6" style:family="paragraph" style:parent-style-name="Header">
      <style:paragraph-properties>
        <style:tab-stops>
          <style:tab-stop style:position="5.3535in" style:type="right"/>
        </style:tab-stops>
      </style:paragraph-properties>
      <style:text-properties fo:language="sv" fo:country="SE"/>
    </style:style>
    <style:style style:name="MP7"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text-properties fo:language="sv" fo:country="SE"/>
    </style:style>
    <style:style style:name="MP8" style:family="paragraph" style:parent-style-name="Footer">
      <style:paragraph-properties fo:text-align="center" style:justify-single-word="false"/>
      <style:text-properties fo:language="sv" fo:country="SE"/>
    </style:style>
    <style:style style:name="MT1" style:family="text">
      <style:text-properties officeooo:rsid="002316bc"/>
    </style:style>
    <style:style style:name="MT2" style:family="text">
      <style:text-properties officeooo:rsid="00395aa1"/>
    </style:style>
    <style:style style:name="MT3" style:family="text">
      <style:text-properties officeooo:rsid="001b9ac5"/>
    </style:style>
    <style:page-layout style:name="Mpm1">
      <style:page-layout-properties fo:page-width="8.2701in" fo:page-height="11.6902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fo:border-top="none" fo:border-bottom="0.06pt solid #000000" fo:border-left="none" fo:border-right="none" fo:padding="0in" style:shadow="none" fo:background-color="transparent" style:dynamic-spacing="false" draw:fill="non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text:span text:style-name="MT1">Självständigt arbete</text:span> – <text:span text:style-name="MT1">Projektspecifikation</text:span></text:p>
        <text:p text:style-name="MP2"><text:span text:style-name="MT1">Markus Vickman - </text:span><text:span text:style-name="MT2">mavi2303</text:span><text:tab/>20<text:span text:style-name="MT3">2</text:span><text:span text:style-name="MT1">5</text:span>-<text:span text:style-name="MT3">03</text:span>-<text:span text:style-name="MT3">2</text:span><text:span text:style-name="MT1">4</text:span></text:p>
      </style:header>
      <style:footer>
        <text:p text:style-name="MP3"><text:page-number text:select-page="current">2</text:page-number></text:p>
      </style:footer>
    </style:master-page>
    <style:master-page style:name="First_20_Page" style:display-name="First Page" style:page-layout-name="Mpm2" draw:style-name="Mdp2" style:next-style-name="Standard">
      <style:header>
        <text:p text:style-name="MP1"><text:span text:style-name="MT1">Självständigt arbete</text:span> – <text:span text:style-name="MT1">Projektspecifikation</text:span></text:p>
        <text:p text:style-name="MP4"><text:span text:style-name="MT1">Markus Vickman - </text:span><text:span text:style-name="MT2">mavi2303</text:span><text:tab/>20<text:span text:style-name="MT3">2</text:span><text:span text:style-name="MT1">5</text:span>-<text:span text:style-name="MT3">03</text:span>-<text:span text:style-name="MT3">2</text:span><text:span text:style-name="MT1">4</text:span></text:p>
      </style:header>
      <style:footer>
        <text:p text:style-name="MP5"/>
      </style:footer>
    </style:master-page>
    <style:master-page style:name="Roman_20_Numbered" style:display-name="Roman Numbered" style:page-layout-name="Mpm3" draw:style-name="Mdp2">
      <style:header>
        <text:p text:style-name="MP6">Title – Subtitle</text:p>
        <text:p text:style-name="MP7">Author<text:tab/>2010-07-05</text:p>
      </style:header>
      <style:footer>
        <text:p text:style-name="MP8"><text:page-number text:select-page="current">0</text:page-number></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6T14:01:04.147391127</meta:creation-date>
    <meta:editing-duration>P0D</meta:editing-duration>
    <meta:editing-cycles>1</meta:editing-cycles>
    <meta:generator>LibreOffice/24.2.7.2$Linux_X86_64 LibreOffice_project/420$Build-2</meta:generator>
    <meta:print-date>2025-03-24T12:57:09.322914055</meta:print-date>
    <meta:printed-by>PDF files</meta:printed-by>
    <meta:document-statistic meta:table-count="0" meta:image-count="0" meta:object-count="0" meta:page-count="4" meta:paragraph-count="54" meta:word-count="631" meta:character-count="4705" meta:non-whitespace-character-count="4123"/>
  </office:meta>
</office:document-meta>
</file>